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3"/>
          <table:table-cell office:value-type="string">
            <text:p>mɯ-tu-tɯ-spe-rke pɯ-tu ŋu thaŋ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tshɤβ,rlu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ma-tɯ-ntshɤβ-ma-tɯ-rlu-ndʑi ʑo</text:p>
          </table:table-cell>
          <table:table-cell office:value-type="string">
            <text:p>ma-tɯ-ntshɤβ-rlu-ndʑi</text:p>
          </table:table-cell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mɤ-ntshɤβ-mɤ-rlu-j ʑo</text:p>
          </table:table-cell>
          <table:table-cell office:value-type="string">
            <text:p>mɤ-ntshɤβ-rlu-j</text:p>
          </table:table-cell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pɯ-ntshɤβ-pɯ-rlu-a ʑo</text:p>
          </table:table-cell>
          <table:table-cell office:value-type="string">
            <text:p>pɯ-ntshɤβrlu-a ʑ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se,raŋ</text:p>
          </table:table-cell>
          <table:table-cell table:number-columns-repeated="3"/>
        </table:table-row>
        <table:table-row table:style-name="ro1">
          <table:table-cell office:value-type="string">
            <text:p>pɯ-fse-a pɯ-raŋ-a</text:p>
          </table:table-cell>
          <table:table-cell table:number-columns-repeated="3" office:value-type="string">
            <text:p>x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khrɯ,jɤβ</text:p>
          </table:table-cell>
          <table:table-cell table:number-columns-repeated="3"/>
        </table:table-row>
        <table:table-row table:style-name="ro1">
          <table:table-cell office:value-type="string">
            <text:p>kɯ-khrɯ kɯ-jɤβ</text:p>
          </table:table-cell>
          <table:table-cell table:number-columns-repeated="2" office:value-type="string">
            <text:p>x</text:p>
          </table:table-cell>
          <table:table-cell office:value-type="string">
            <text:p>Kɯ-khrɯ-jɤβ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20/07/2016</text:date>, <text:time>15:0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7-20T15:04:05.10</dc:date>
    <dc:creator>Guillaume Jacques</dc:creator>
    <meta:editing-duration>PT22M54S</meta:editing-duration>
    <meta:editing-cycles>17</meta:editing-cycles>
    <meta:generator>OpenOffice/4.0.1$Win32 OpenOffice.org_project/401m5$Build-9714</meta:generator>
    <meta:document-statistic meta:table-count="3" meta:cell-count="60" meta:object-count="0"/>
  </office:meta>
</office:document-meta>
</file>